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PreferencePanel.getOkBut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eferencePanel.getCancelBut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eferencePanel.valueChanged( TreeSelection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PreferencePanel.notifyOfLookAndFeelChang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PreferencePanel.initCompon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AbstractPreferencePanel.setDisplayedPrefPanel( JComponent pan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PreferencePanel.hide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PreferencePanel.setOkCancelActionListener( ActionListener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